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10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ff3300" draw:textarea-horizontal-align="justify" draw:textarea-vertical-align="middle" draw:auto-grow-height="false" fo:min-height="0.406cm" fo:min-width="0.157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fill-color="#ff3300" draw:textarea-horizontal-align="justify" draw:textarea-vertical-align="middle" draw:auto-grow-height="false" fo:min-height="0.406cm" fo:min-width="0.155cm"/>
    </style:style>
    <style:style style:name="gr3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>
      <style:graphic-properties draw:fill-color="#00cc00" draw:textarea-horizontal-align="justify" draw:textarea-vertical-align="middle" draw:auto-grow-height="false" fo:min-height="0.852cm" fo:min-width="3.294cm" fo:wrap-option="no-wrap"/>
    </style:style>
    <style:style style:name="gr35" style:family="graphic" style:parent-style-name="standard">
      <style:graphic-properties draw:fill-color="#ff3300" draw:textarea-horizontal-align="justify" draw:textarea-vertical-align="middle" draw:auto-grow-height="false" fo:min-height="0.406cm" fo:min-width="0.1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9" style:family="paragraph">
      <loext:graphic-properties draw:fill-color="#66cc00"/>
      <style:paragraph-properties fo:text-align="center"/>
      <style:text-properties fo:font-size="12pt" fo:font-weight="bold"/>
    </style:style>
    <style:style style:name="P10" style:family="paragraph">
      <loext:graphic-properties draw:fill-color="#ff9900"/>
      <style:paragraph-properties fo:text-align="center"/>
      <style:text-properties fo:font-size="12pt" fo:font-weight="bold"/>
    </style:style>
    <style:style style:name="P11" style:family="paragraph">
      <loext:graphic-properties draw:fill-color="#ffff66"/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3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4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5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P17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3300"/>
      <style:paragraph-properties fo:text-align="center"/>
      <style:text-properties fo:font-size="12pt"/>
    </style:style>
    <style:style style:name="P22" style:family="paragraph">
      <loext:graphic-properties draw:fill="solid" draw:fill-color="#66cc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cc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text-underline-style="none" fo:font-weight="bold" style:font-size-asian="10pt" style:font-size-complex="10pt"/>
    </style:style>
    <style:style style:name="T7" style:family="text">
      <style:text-properties fo:color="#000000" fo:font-size="12pt" style:text-underline-style="none" fo:font-weight="bold" style:font-size-asian="10pt" style:font-size-complex="10pt"/>
    </style:style>
    <style:style style:name="T8" style:family="text">
      <style:text-properties fo:color="#000000" fo:font-size="12pt" fo:font-weight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5.634cm">
          <text:p text:style-name="P1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5.634cm">
          <text:p text:style-name="P1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1.219cm" svg:height="0.508cm" svg:x="9.193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0.412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0.412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1.632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1.632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1.63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2.24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2.851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4.0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5.28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6.50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7.728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8.94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0.1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1.366cm" svg:y="15.63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1.366cm" svg:y="16.142cm">
          <text:p text:style-name="P1"><text:span text:style-name="T7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0.61cm" svg:height="0.508cm" svg:x="21.366cm" svg:y="16.65cm">
          <text:p text:style-name="P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0.61cm" svg:height="0.508cm" svg:x="21.976cm" svg:y="16.6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9.193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0.412cm" svg:y="17.20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0.412cm" svg:y="17.716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0.61cm" svg:height="0.508cm" svg:x="10.412cm" svg:y="18.22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0.61cm" svg:height="0.508cm" svg:x="11.022cm" svg:y="18.22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1.632cm" svg:y="17.208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1.632cm" svg:y="17.716cm">
          <text:p text:style-name="P1"><text:span text:style-name="T7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0.61cm" svg:height="0.508cm" svg:x="11.632cm" svg:y="18.224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0.61cm" svg:height="0.508cm" svg:x="12.242cm" svg:y="18.224cm">
          <text:p text:style-name="P1"><text:span text:style-name="T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2.851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4.0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5.28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6.50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7.728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18.94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0.1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1.3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219cm" svg:height="0.508cm" svg:x="21.3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10" draw:text-style-name="P16" draw:layer="layout" svg:x1="22.579cm" svg:y1="17.183cm" svg:x2="0.381cm" svg:y2="17.183cm">
          <text:p/>
        </draw:line>
        <draw:line draw:style-name="gr11" draw:text-style-name="P16" draw:layer="layout" svg:x1="22.579cm" svg:y1="15.659cm" svg:x2="0.379cm" svg:y2="15.634cm">
          <text:p/>
        </draw:line>
        <draw:custom-shape draw:style-name="gr12" draw:text-style-name="P17" draw:layer="layout" svg:width="1.219cm" svg:height="0.508cm" svg:x="0.478cm" svg:y="16.134cm">
          <text:p text:style-name="P1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219cm" svg:height="0.508cm" svg:x="0.478cm" svg:y="17.734cm">
          <text:p text:style-name="P1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xml:id="id1" draw:id="id1" draw:layer="layout" svg:width="1.04cm" svg:height="1.04cm" svg:x="25.913cm" svg:y="1.214cm">
          <text:p text:style-name="P18"><text:span text:style-name="T9">16/</text:span><text:span text:style-name="T10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2" draw:id="id2" draw:layer="layout" svg:width="1.04cm" svg:height="1.04cm" svg:x="22.483cm" svg:y="4.814cm">
          <text:p text:style-name="P18"><text:span text:style-name="T9">16/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6.433cm" svg:y1="2.254cm" svg:x2="23.003cm" svg:y2="4.814cm" draw:start-shape="id1" draw:start-glue-point="8" draw:end-shape="id2" draw:end-glue-point="4" svg:d="M26433 2254l-3430 2560" svg:viewBox="0 0 3431 2561">
          <text:p text:style-name="P1"><text:span text:style-name="T11">0,0</text:span></text:p>
        </draw:connector>
        <draw:custom-shape draw:style-name="gr16" draw:text-style-name="P20" xml:id="id3" draw:id="id3" draw:layer="layout" svg:width="1.04cm" svg:height="1.04cm" svg:x="19.465cm" svg:y="8.327cm">
          <text:p text:style-name="P18"><text:span text:style-name="T12">16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3.003cm" svg:y1="5.854cm" svg:x2="19.985cm" svg:y2="8.327cm" draw:start-shape="id2" draw:start-glue-point="8" draw:end-shape="id3" draw:end-glue-point="4" svg:d="M23003 5854l-3018 2473" svg:viewBox="0 0 3019 2474">
          <text:p text:style-name="P1"><text:span text:style-name="T11">0,0</text:span></text:p>
        </draw:connector>
        <draw:custom-shape draw:style-name="gr17" draw:text-style-name="P21" draw:layer="layout" svg:width="0.929cm" svg:height="0.926cm" svg:x="19.514cm" svg:y="9.3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8" draw:text-style-name="P20" xml:id="id4" draw:id="id4" draw:layer="layout" svg:width="1.04cm" svg:height="1.04cm" svg:x="20.713cm" svg:y="8.327cm">
          <text:p text:style-name="P18"><text:span text:style-name="T12">8/</text:span><text:span text:style-name="T9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3.003cm" svg:y1="5.854cm" svg:x2="21.233cm" svg:y2="8.327cm" draw:start-shape="id2" draw:start-glue-point="8" draw:end-shape="id4" draw:end-glue-point="4" svg:d="M23003 5854l-1770 2473" svg:viewBox="0 0 1771 2474">
          <text:p text:style-name="P1"><text:span text:style-name="T11">8,1</text:span></text:p>
        </draw:connector>
        <draw:custom-shape draw:style-name="gr19" draw:text-style-name="P20" xml:id="id5" draw:id="id5" draw:layer="layout" svg:width="1.04cm" svg:height="1.04cm" svg:x="18.218cm" svg:y="12.014cm">
          <text:p text:style-name="P18"><text:span text:style-name="T12">8/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1.233cm" svg:y1="9.367cm" svg:x2="18.738cm" svg:y2="12.014cm" draw:start-shape="id4" draw:start-glue-point="8" draw:end-shape="id5" draw:end-glue-point="4" svg:d="M21233 9367l-2495 2647" svg:viewBox="0 0 2496 2648">
          <text:p text:style-name="P1"><text:span text:style-name="T11">0,0</text:span></text:p>
        </draw:connector>
        <draw:custom-shape draw:style-name="gr20" draw:text-style-name="P22" xml:id="id6" draw:id="id6" draw:layer="layout" svg:width="1.04cm" svg:height="1.04cm" svg:x="18.218cm" svg:y="14.254cm">
          <text:p text:style-name="P18"><text:span text:style-name="T12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18.738cm" svg:y1="13.054cm" svg:x2="18.738cm" svg:y2="14.254cm" draw:start-shape="id5" draw:start-glue-point="8" draw:end-shape="id6" draw:end-glue-point="4" svg:d="M18738 13054v1200" svg:viewBox="0 0 1 1201">
          <text:p text:style-name="P1"><text:span text:style-name="T11">8,9</text:span></text:p>
          <text:p text:style-name="P1"><text:span text:style-name="T11"/></text:p>
        </draw:connector>
        <draw:custom-shape draw:style-name="gr21" draw:text-style-name="P20" xml:id="id7" draw:id="id7" draw:layer="layout" svg:width="1.04cm" svg:height="1.04cm" svg:x="19.465cm" svg:y="12.014cm">
          <text:p text:style-name="P18"><text:span text:style-name="T12">7/</text:span><text:span text:style-name="T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8" draw:id="id8" draw:layer="layout" svg:width="1.04cm" svg:height="1.04cm" svg:x="19.465cm" svg:y="14.254cm">
          <text:p text:style-name="P18"><text:span text:style-name="T12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19.985cm" svg:y1="13.054cm" svg:x2="19.985cm" svg:y2="14.254cm" draw:start-shape="id7" draw:start-glue-point="8" draw:end-shape="id8" draw:end-glue-point="4" svg:d="M19985 13054v1200" svg:viewBox="0 0 1 1201">
          <text:p text:style-name="P1"><text:span text:style-name="T11">7,7</text:span></text:p>
          <text:p text:style-name="P1"><text:span text:style-name="T11"/></text:p>
        </draw:connector>
        <draw:connector draw:style-name="gr15" draw:text-style-name="P16" draw:layer="layout" draw:type="line" svg:x1="21.233cm" svg:y1="9.367cm" svg:x2="19.985cm" svg:y2="12.014cm" draw:start-shape="id4" draw:start-glue-point="8" draw:end-shape="id7" draw:end-glue-point="4" svg:d="M21233 9367l-1248 2647" svg:viewBox="0 0 1249 2648">
          <text:p text:style-name="P1"><text:span text:style-name="T11">1,1</text:span></text:p>
        </draw:connector>
        <draw:custom-shape draw:style-name="gr23" draw:text-style-name="P19" xml:id="id9" draw:id="id9" draw:layer="layout" svg:width="1.04cm" svg:height="1.04cm" svg:x="20.713cm" svg:y="12.014cm">
          <text:p text:style-name="P18"><text:span text:style-name="T9">1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10" draw:id="id10" draw:layer="layout" svg:width="1.04cm" svg:height="1.04cm" svg:x="20.713cm" svg:y="14.254cm">
          <text:p text:style-name="P18"><text:span text:style-name="T12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1.233cm" svg:y1="13.054cm" svg:x2="21.233cm" svg:y2="14.254cm" draw:start-shape="id9" draw:start-glue-point="8" draw:end-shape="id10" draw:end-glue-point="4" svg:d="M21233 13054v1200" svg:viewBox="0 0 1 1201">
          <text:p text:style-name="P1"><text:span text:style-name="T11">1,6</text:span></text:p>
          <text:p text:style-name="P1"><text:span text:style-name="T11"/></text:p>
        </draw:connector>
        <draw:connector draw:style-name="gr15" draw:text-style-name="P16" draw:layer="layout" draw:type="line" svg:x1="21.233cm" svg:y1="9.367cm" svg:x2="21.233cm" svg:y2="12.014cm" draw:start-shape="id4" draw:start-glue-point="8" draw:end-shape="id9" draw:end-glue-point="4" svg:d="M21233 9367v2647" svg:viewBox="0 0 1 2648">
          <text:p text:style-name="P1"><text:span text:style-name="T11">7,1</text:span></text:p>
        </draw:connector>
        <draw:custom-shape draw:style-name="gr25" draw:text-style-name="P20" xml:id="id11" draw:id="id11" draw:layer="layout" svg:width="1.04cm" svg:height="1.04cm" svg:x="21.96cm" svg:y="12.014cm">
          <text:p text:style-name="P18"><text:span text:style-name="T12">5/</text:span><text:span text:style-name="T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12" draw:id="id12" draw:layer="layout" svg:width="1.04cm" svg:height="1.04cm" svg:x="21.96cm" svg:y="14.254cm">
          <text:p text:style-name="P18"><text:span text:style-name="T12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1.233cm" svg:y1="9.367cm" svg:x2="22.48cm" svg:y2="12.014cm" draw:start-shape="id4" draw:start-glue-point="8" draw:end-shape="id11" draw:end-glue-point="4" svg:d="M21233 9367l1247 2647" svg:viewBox="0 0 1248 2648">
          <text:p text:style-name="P1"><text:span text:style-name="T11">3,4</text:span></text:p>
        </draw:connector>
        <draw:connector draw:style-name="gr15" draw:text-style-name="P16" draw:layer="layout" draw:type="line" svg:x1="22.48cm" svg:y1="13.054cm" svg:x2="22.48cm" svg:y2="14.254cm" draw:start-shape="id11" draw:start-glue-point="8" draw:end-shape="id12" draw:end-glue-point="4" svg:d="M22480 13054v1200" svg:viewBox="0 0 1 1201">
          <text:p text:style-name="P1"><text:span text:style-name="T11">5,3</text:span></text:p>
          <text:p text:style-name="P1"><text:span text:style-name="T11"/></text:p>
        </draw:connector>
        <draw:custom-shape draw:style-name="gr27" draw:text-style-name="P20" xml:id="id13" draw:id="id13" draw:layer="layout" svg:width="1.04cm" svg:height="1.04cm" svg:x="23.937cm" svg:y="8.327cm">
          <text:p text:style-name="P18"><text:span text:style-name="T12">7/</text:span><text:span text:style-name="T9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3.003cm" svg:y1="5.854cm" svg:x2="24.457cm" svg:y2="8.327cm" draw:start-shape="id2" draw:start-glue-point="8" draw:end-shape="id13" draw:end-glue-point="4" svg:d="M23003 5854l1454 2473" svg:viewBox="0 0 1455 2474">
          <text:p text:style-name="P1"><text:span text:style-name="T11">9,3</text:span></text:p>
        </draw:connector>
        <draw:custom-shape draw:style-name="gr28" draw:text-style-name="P20" xml:id="id14" draw:id="id14" draw:layer="layout" svg:width="1.04cm" svg:height="1.04cm" svg:x="23.313cm" svg:y="12.014cm">
          <text:p text:style-name="P18"><text:span text:style-name="T12">7/</text:span><text:span text:style-name="T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4.457cm" svg:y1="9.367cm" svg:x2="23.833cm" svg:y2="12.014cm" draw:start-shape="id13" draw:start-glue-point="8" draw:end-shape="id14" draw:end-glue-point="4" svg:d="M24457 9367l-624 2647" svg:viewBox="0 0 625 2648">
          <text:p text:style-name="P1"><text:span text:style-name="T11">0,0</text:span></text:p>
        </draw:connector>
        <draw:custom-shape draw:style-name="gr29" draw:text-style-name="P21" draw:layer="layout" svg:width="0.925cm" svg:height="0.926cm" svg:x="23.366cm" svg:y="13.20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0" draw:text-style-name="P20" xml:id="id15" draw:id="id15" draw:layer="layout" svg:width="1.04cm" svg:height="1.04cm" svg:x="24.56cm" svg:y="12.014cm">
          <text:p text:style-name="P18"><text:span text:style-name="T12">6/</text:span><text:span text:style-name="T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xml:id="id16" draw:id="id16" draw:layer="layout" svg:width="1.04cm" svg:height="1.04cm" svg:x="24.56cm" svg:y="14.254cm">
          <text:p text:style-name="P18"><text:span text:style-name="T12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5.08cm" svg:y1="13.054cm" svg:x2="25.08cm" svg:y2="14.254cm" draw:start-shape="id15" draw:start-glue-point="8" draw:end-shape="id16" draw:end-glue-point="4" svg:d="M25080 13054v1200" svg:viewBox="0 0 1 1201">
          <text:p text:style-name="P1"><text:span text:style-name="T11">6,2</text:span></text:p>
          <text:p text:style-name="P1"><text:span text:style-name="T11"/></text:p>
        </draw:connector>
        <draw:connector draw:style-name="gr15" draw:text-style-name="P16" draw:layer="layout" draw:type="line" svg:x1="24.457cm" svg:y1="9.367cm" svg:x2="25.08cm" svg:y2="12.014cm" draw:start-shape="id13" draw:start-glue-point="8" draw:end-shape="id15" draw:end-glue-point="4" svg:d="M24457 9367l623 2647" svg:viewBox="0 0 624 2648">
          <text:p text:style-name="P1"><text:span text:style-name="T11">1,1</text:span></text:p>
        </draw:connector>
        <draw:custom-shape draw:style-name="gr32" draw:text-style-name="P19" xml:id="id17" draw:id="id17" draw:layer="layout" svg:width="1.04cm" svg:height="1.04cm" svg:x="29.243cm" svg:y="4.814cm">
          <text:p text:style-name="P18"><text:span text:style-name="T9">8/</text:span><text:span text:style-name="T10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6.433cm" svg:y1="2.254cm" svg:x2="29.763cm" svg:y2="4.814cm" draw:start-shape="id1" draw:start-glue-point="8" draw:end-shape="id17" draw:end-glue-point="4" svg:d="M26433 2254l3330 2560" svg:viewBox="0 0 3331 2561">
          <text:p text:style-name="P1"><text:span text:style-name="T11">8,1</text:span></text:p>
        </draw:connector>
        <draw:custom-shape draw:style-name="gr33" draw:text-style-name="P20" xml:id="id18" draw:id="id18" draw:layer="layout" svg:width="1.04cm" svg:height="1.04cm" svg:x="27.789cm" svg:y="8.327cm">
          <text:p text:style-name="P18"><text:span text:style-name="T12">8/</text:span><text:span text:style-name="T9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draw:type="line" svg:x1="29.763cm" svg:y1="5.854cm" svg:x2="28.309cm" svg:y2="8.327cm" draw:start-shape="id17" draw:start-glue-point="8" draw:end-shape="id18" draw:end-glue-point="4" svg:d="M29763 5854l-1454 2473" svg:viewBox="0 0 1455 2474">
          <text:p text:style-name="P1"><text:span text:style-name="T11">0,0</text:span></text:p>
        </draw:connector>
        <draw:custom-shape draw:style-name="gr34" draw:text-style-name="P23" draw:layer="layout" svg:width="4.096cm" svg:height="1.19cm" svg:x="29.822cm" svg:y="8.306cm">
          <text:p text:style-name="P1"><text:span text:style-name="T13">Retrieving solution</text:span></text:p>
          <text:p text:style-name="P1"><text:span text:style-name="T13">From Mem[2][8]</text:span></text:p>
          <draw:enhanced-geometry svg:viewBox="0 0 21600 21600" draw:text-areas="800 800 20800 20800" draw:type="round-rectangular-callout" draw:modifiers="-4992.72638515987 11824.685138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1" draw:layer="layout" svg:width="0.924cm" svg:height="0.926cm" svg:x="27.838cm" svg:y="9.3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10:21:47.585859816</dc:date>
    <meta:editing-duration>PT3H43M32S</meta:editing-duration>
    <meta:editing-cycles>49</meta:editing-cycles>
    <meta:generator>LibreOffice/5.2.2.2$Linux_X86_64 LibreOffice_project/20m0$Build-2</meta:generator>
    <meta:document-statistic meta:object-count="311"/>
  </office:meta>
</office:document-meta>
</file>